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f72fa" officeooo:paragraph-rsid="001f72f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72fa" officeooo:paragraph-rsid="001f72f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20234f" officeooo:paragraph-rsid="0020234f"/>
    </style:style>
    <style:style style:name="P4" style:family="paragraph" style:parent-style-name="Standard">
      <style:paragraph-properties fo:text-align="justify" style:justify-single-word="false"/>
      <style:text-properties officeooo:rsid="0020234f" officeooo:paragraph-rsid="0021f82b"/>
    </style:style>
    <style:style style:name="P5" style:family="paragraph" style:parent-style-name="Standard">
      <style:paragraph-properties fo:text-align="justify" style:justify-single-word="false"/>
      <style:text-properties officeooo:rsid="0020234f" officeooo:paragraph-rsid="00269a22"/>
    </style:style>
    <style:style style:name="P6" style:family="paragraph" style:parent-style-name="Standard">
      <style:paragraph-properties fo:text-align="start" style:justify-single-word="false"/>
      <style:text-properties officeooo:rsid="0020234f" officeooo:paragraph-rsid="0026e30c"/>
    </style:style>
    <style:style style:name="P7" style:family="paragraph" style:parent-style-name="Standard">
      <style:paragraph-properties fo:text-align="start" style:justify-single-word="false"/>
      <style:text-properties officeooo:rsid="0020234f" officeooo:paragraph-rsid="002ca9c0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1f82b" officeooo:paragraph-rsid="0021f82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1f82b" officeooo:paragraph-rsid="002d660c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f72fa" officeooo:paragraph-rsid="0021f82b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f72fa" officeooo:paragraph-rsid="002d660c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0234f" officeooo:paragraph-rsid="0021f82b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0234f" officeooo:paragraph-rsid="0020234f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0234f" officeooo:paragraph-rsid="00284690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0234f" officeooo:paragraph-rsid="0026e30c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0234f" officeooo:paragraph-rsid="002ca9c0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0234f" officeooo:paragraph-rsid="00269a22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0234f" officeooo:paragraph-rsid="002b2661"/>
    </style:style>
    <style:style style:name="P19" style:family="paragraph" style:parent-style-name="Standard">
      <style:paragraph-properties fo:text-align="justify" style:justify-single-word="false"/>
      <style:text-properties officeooo:rsid="0020234f" officeooo:paragraph-rsid="0021f82b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0234f" officeooo:paragraph-rsid="0026e30c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0234f" officeooo:paragraph-rsid="002ca9c0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0234f" officeooo:paragraph-rsid="002255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0234f" officeooo:paragraph-rsid="002d660c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de" fo:country="DE" officeooo:rsid="00269a22" officeooo:paragraph-rsid="00269a22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25506" officeooo:paragraph-rsid="00225506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44d8c" officeooo:paragraph-rsid="002b2661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fo:font-style="normal" fo:font-weight="normal" officeooo:rsid="0020234f" officeooo:paragraph-rsid="002b2661" style:font-style-asian="normal" style:font-weight-asian="normal" style:font-style-complex="normal" style:font-weight-complex="normal"/>
    </style:style>
    <style:style style:name="P28" style:family="paragraph" style:parent-style-name="Standard" style:list-style-name="L1" style:master-page-name="">
      <style:paragraph-properties fo:margin-left="0.75in" fo:margin-right="0in" fo:text-align="start" style:justify-single-word="false" fo:text-indent="-0.25in" style:auto-text-indent="false" style:page-number="auto"/>
      <style:text-properties officeooo:rsid="0020234f" officeooo:paragraph-rsid="00225506"/>
    </style:style>
    <style:style style:name="T1" style:family="text">
      <style:text-properties officeooo:rsid="0020234f"/>
    </style:style>
    <style:style style:name="T2" style:family="text">
      <style:text-properties officeooo:rsid="0020cf1d"/>
    </style:style>
    <style:style style:name="T3" style:family="text">
      <style:text-properties officeooo:rsid="0021f82b"/>
    </style:style>
    <style:style style:name="T4" style:family="text">
      <style:text-properties officeooo:rsid="0022520d"/>
    </style:style>
    <style:style style:name="T5" style:family="text">
      <style:text-properties fo:language="de" fo:country="DE" officeooo:rsid="00269a22"/>
    </style:style>
    <style:style style:name="T6" style:family="text">
      <style:text-properties fo:language="de" fo:country="DE" officeooo:rsid="0026e30c"/>
    </style:style>
    <style:style style:name="T7" style:family="text">
      <style:text-properties fo:language="de" fo:country="DE" officeooo:rsid="00244d8c"/>
    </style:style>
    <style:style style:name="T8" style:family="text">
      <style:text-properties fo:language="de" fo:country="DE" officeooo:rsid="0021f82b"/>
    </style:style>
    <style:style style:name="T9" style:family="text">
      <style:text-properties fo:language="de" fo:country="DE" officeooo:rsid="002ca9c0"/>
    </style:style>
    <style:style style:name="T10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3333" fo:language="de" fo:country="DE" fo:font-style="italic" fo:font-weight="bold" officeooo:rsid="00269a22" style:font-style-asian="italic" style:font-weight-asian="bold" style:font-style-complex="italic" style:font-weight-complex="bold"/>
    </style:style>
    <style:style style:name="T12" style:family="text">
      <style:text-properties officeooo:rsid="0026e30c"/>
    </style:style>
    <style:style style:name="T13" style:family="text">
      <style:text-properties officeooo:rsid="002ca9c0"/>
    </style:style>
    <style:style style:name="T14" style:family="text">
      <style:text-properties officeooo:rsid="002d66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odle Middleware <text:span text:style-name="T2">API Calls Documentation</text:span></text:p>
      <text:p text:style-name="P1"/>
      <text:list xml:id="list7541277435693217079" text:style-name="L1">
        <text:list-item>
          <text:p text:style-name="P8"><text:span text:style-name="T14">Get </text:span>Moodles</text:p>
          <text:list>
            <text:list-item>
              <text:p text:style-name="P10"><text:span text:style-name="T1">get</text:span>: /<text:span text:style-name="T3">moodles</text:span></text:p>
            </text:list-item>
            <text:list-item>
              <text:p text:style-name="P10"><text:span text:style-name="T1">p</text:span>arams: <text:span text:style-name="T1">none</text:span></text:p>
            </text:list-item>
            <text:list-item>
              <text:p text:style-name="P12">example: <text:a xlink:type="simple" xlink:href="http://localhost:5000/moodles" text:style-name="Internet_20_link" text:visited-style-name="Visited_20_Internet_20_Link"><text:span text:style-name="T13">http://</text:span></text:a><text:a xlink:type="simple" xlink:href="http://localhost:5000/moodles" text:style-name="Internet_20_link" text:visited-style-name="Visited_20_Internet_20_Link">localhost:5000/</text:a><text:a xlink:type="simple" xlink:href="http://localhost:5000/moodles" text:style-name="Internet_20_link" text:visited-style-name="Visited_20_Internet_20_Link"><text:span text:style-name="T3">moodles</text:span></text:a></text:p>
            </text:list-item>
          </text:list>
        </text:list-item>
      </text:list>
      <text:p text:style-name="P4"/>
      <text:list xml:id="list141941158199641" text:continue-numbering="true" text:style-name="L1">
        <text:list-item>
          <text:p text:style-name="P9"><text:span text:style-name="T14">Add </text:span>Moodle</text:p>
          <text:list>
            <text:list-item>
              <text:p text:style-name="P11"><text:span text:style-name="T1">get</text:span>: /<text:span text:style-name="T3">moodle</text:span></text:p>
            </text:list-item>
            <text:list-item>
              <text:p text:style-name="P11"><text:span text:style-name="T1">p</text:span>arams: <text:span text:style-name="T14">host, token</text:span></text:p>
            </text:list-item>
            <text:list-item>
              <text:p text:style-name="P23">example: <text:a xlink:type="simple" xlink:href="http://127.0.0.1:5000/moodle?host=http://somemoodle.de&amp;token=6FKLSJDF29837498237F2342" text:style-name="Internet_20_link" text:visited-style-name="Visited_20_Internet_20_Link"><text:span text:style-name="T14">http://127.0.0.1:5000/moodle?host=http://mymoodle.de&amp;token=6FKLSJDF29837498237F2342</text:span></text:a></text:p>
            </text:list-item>
          </text:list>
        </text:list-item>
      </text:list>
      <text:p text:style-name="P4"/>
      <text:list xml:id="list141941159182513" text:continue-numbering="true" text:style-name="L1">
        <text:list-item>
          <text:p text:style-name="P10"><text:span text:style-name="T1">C</text:span>ourses</text:p>
          <text:list>
            <text:list-item>
              <text:p text:style-name="P10"><text:span text:style-name="T1">get</text:span>: /courses</text:p>
            </text:list-item>
            <text:list-item>
              <text:p text:style-name="P10"><text:span text:style-name="T1">p</text:span>arams: <text:span text:style-name="T3">moodleid</text:span></text:p>
            </text:list-item>
            <text:list-item>
              <text:p text:style-name="P12">example: <text:a xlink:type="simple" xlink:href="http://localhost:5000/courses?moodleid=1" text:style-name="Internet_20_link" text:visited-style-name="Visited_20_Internet_20_Link"><text:span text:style-name="T13">http://</text:span></text:a><text:a xlink:type="simple" xlink:href="http://localhost:5000/courses?moodleid=1" text:style-name="Internet_20_link" text:visited-style-name="Visited_20_Internet_20_Link">localhost:5000/courses?</text:a><text:a xlink:type="simple" xlink:href="http://localhost:5000/courses?moodleid=1" text:style-name="Internet_20_link" text:visited-style-name="Visited_20_Internet_20_Link"><text:span text:style-name="T3">moodleid=1</text:span></text:a></text:p>
            </text:list-item>
          </text:list>
        </text:list-item>
      </text:list>
      <text:p text:style-name="P3"/>
      <text:list xml:id="list141941161188830" text:continue-numbering="true" text:style-name="L1">
        <text:list-item>
          <text:p text:style-name="P13">Course Contents</text:p>
          <text:list>
            <text:list-item>
              <text:p text:style-name="P13">get: /coursecontents</text:p>
            </text:list-item>
            <text:list-item>
              <text:p text:style-name="P13">params: <text:span text:style-name="T3">moodleid, </text:span>courseid</text:p>
            </text:list-item>
            <text:list-item>
              <text:p text:style-name="P13">example: <text:a xlink:type="simple" xlink:href="http://localhost:5000/coursecontents?moodleid=1&amp;courseid=10" text:style-name="Internet_20_link" text:visited-style-name="Visited_20_Internet_20_Link"><text:span text:style-name="T13">http://</text:span></text:a><text:a xlink:type="simple" xlink:href="http://localhost:5000/coursecontents?moodleid=1&amp;courseid=10" text:style-name="Internet_20_link" text:visited-style-name="Visited_20_Internet_20_Link">localhost:5000/coursecontents?</text:a><text:a xlink:type="simple" xlink:href="http://localhost:5000/coursecontents?moodleid=1&amp;courseid=10" text:style-name="Internet_20_link" text:visited-style-name="Visited_20_Internet_20_Link"><text:span text:style-name="T3">moodleid=1&amp;</text:span></text:a><text:a xlink:type="simple" xlink:href="http://localhost:5000/coursecontents?moodleid=1&amp;courseid=10" text:style-name="Internet_20_link" text:visited-style-name="Visited_20_Internet_20_Link">courseid=10</text:a></text:p>
            </text:list-item>
          </text:list>
        </text:list-item>
      </text:list>
      <text:p text:style-name="P3"/>
      <text:list xml:id="list141941163191847" text:continue-numbering="true" text:style-name="L1">
        <text:list-item>
          <text:p text:style-name="P14">Course <text:span text:style-name="T6">Updates </text:span><text:span text:style-name="T11">(New)</text:span></text:p>
          <text:list>
            <text:list-item>
              <text:p text:style-name="P15">get: /course<text:span text:style-name="T6">checkupdates</text:span></text:p>
            </text:list-item>
            <text:list-item>
              <text:p text:style-name="P15">params: <text:span text:style-name="T3">moodleid, </text:span>courseid, <text:span text:style-name="T6">moduleid, since</text:span></text:p>
            </text:list-item>
            <text:list-item>
              <text:p text:style-name="P20">example: <text:a xlink:type="simple" xlink:href="http://localhost:5000/coursecheckupdates?moodleid=1&amp;courseid=10&amp;moduleid=382&amp;since=1512730540" text:style-name="Internet_20_link" text:visited-style-name="Visited_20_Internet_20_Link"><text:span text:style-name="T12">http://localhost:5000/coursecheckupdates?moodleid=1&amp;courseid=10&amp;moduleid=382&amp;since=1512730540</text:span></text:a></text:p>
            </text:list-item>
          </text:list>
        </text:list-item>
      </text:list>
      <text:p text:style-name="P6"/>
      <text:list xml:id="list141941164210832" text:continue-numbering="true" text:style-name="L1">
        <text:list-item>
          <text:p text:style-name="P16">Course <text:span text:style-name="T13">Search</text:span><text:span text:style-name="T6"> </text:span><text:span text:style-name="T11">(New)</text:span></text:p>
          <text:list>
            <text:list-item>
              <text:p text:style-name="P16">get: /course<text:span text:style-name="T9">search</text:span></text:p>
            </text:list-item>
            <text:list-item>
              <text:p text:style-name="P16">params: <text:span text:style-name="T3">moodleid, </text:span><text:span text:style-name="T9">criteriavalue</text:span></text:p>
            </text:list-item>
            <text:list-item>
              <text:p text:style-name="P21">example: <text:a xlink:type="simple" xlink:href="http://localhost:5000/coursesearch?moodleid=1&amp;criteriavalue=vocabulary" text:style-name="Internet_20_link" text:visited-style-name="Visited_20_Internet_20_Link"><text:span text:style-name="T13">http://localhost:5000/coursesearch?moodleid=1&amp;criteriavalue=vocabulary</text:span></text:a></text:p>
            </text:list-item>
          </text:list>
        </text:list-item>
      </text:list>
      <text:p text:style-name="P7"/>
      <text:list xml:id="list141941166197563" text:continue-numbering="true" text:style-name="L1">
        <text:list-item>
          <text:p text:style-name="P24">Enrolled Users <text:span text:style-name="T10">(New)</text:span></text:p>
          <text:list>
            <text:list-item>
              <text:p text:style-name="P17">get: /<text:span text:style-name="T5">enrolledusers</text:span></text:p>
            </text:list-item>
            <text:list-item>
              <text:p text:style-name="P17">params: <text:span text:style-name="T3">moodleid, </text:span>courseid</text:p>
            </text:list-item>
            <text:list-item>
              <text:p text:style-name="P17">example: <text:a xlink:type="simple" xlink:href="http://localhost:5000/enrolledusers?moodleid=1&amp;courseid=21" text:style-name="Internet_20_link" text:visited-style-name="Visited_20_Internet_20_Link"><text:span text:style-name="T13">http://</text:span></text:a><text:a xlink:type="simple" xlink:href="http://localhost:5000/enrolledusers?moodleid=1&amp;courseid=21" text:style-name="Internet_20_link" text:visited-style-name="Visited_20_Internet_20_Link">localhost:5000/</text:a><text:a xlink:type="simple" xlink:href="http://localhost:5000/enrolledusers?moodleid=1&amp;courseid=21" text:style-name="Internet_20_link" text:visited-style-name="Visited_20_Internet_20_Link"><text:span text:style-name="T5">enrolledusers</text:span></text:a><text:a xlink:type="simple" xlink:href="http://localhost:5000/enrolledusers?moodleid=1&amp;courseid=21" text:style-name="Internet_20_link" text:visited-style-name="Visited_20_Internet_20_Link">?</text:a><text:a xlink:type="simple" xlink:href="http://localhost:5000/enrolledusers?moodleid=1&amp;courseid=21" text:style-name="Internet_20_link" text:visited-style-name="Visited_20_Internet_20_Link"><text:span text:style-name="T3">moodleid=1&amp;</text:span></text:a><text:a xlink:type="simple" xlink:href="http://localhost:5000/enrolledusers?moodleid=1&amp;courseid=21" text:style-name="Internet_20_link" text:visited-style-name="Visited_20_Internet_20_Link">courseid=</text:a><text:a xlink:type="simple" xlink:href="http://localhost:5000/enrolledusers?moodleid=1&amp;courseid=21" text:style-name="Internet_20_link" text:visited-style-name="Visited_20_Internet_20_Link"><text:span text:style-name="T5">2</text:span></text:a><text:a xlink:type="simple" xlink:href="http://localhost:5000/enrolledusers?moodleid=1&amp;courseid=21" text:style-name="Internet_20_link" text:visited-style-name="Visited_20_Internet_20_Link"><text:span text:style-name="T9">1</text:span></text:a></text:p>
            </text:list-item>
          </text:list>
        </text:list-item>
      </text:list>
      <text:p text:style-name="P5"/>
      <text:list xml:id="list141941169198070" text:continue-numbering="true" text:style-name="L1">
        <text:list-item>
          <text:p text:style-name="P13">Files</text:p>
          <text:list>
            <text:list-item>
              <text:p text:style-name="P13">get: /file</text:p>
            </text:list-item>
            <text:list-item>
              <text:p text:style-name="P13">params: <text:span text:style-name="T3">moodleid, </text:span>courseid, sectionid, moduleid, file<text:span text:style-name="T4">name</text:span></text:p>
            </text:list-item>
            <text:list-item>
              <text:p text:style-name="P28">example: </text:p>
              <text:list>
                <text:list-item>
                  <text:p text:style-name="P22"><text:a xlink:type="simple" xlink:href="http://localhost:5000/file?moodleid=1&amp;courseid=10&amp;sectionid=134&amp;moduleid=382&amp;filename=verben_klasse7.pdf" text:style-name="Internet_20_link" text:visited-style-name="Visited_20_Internet_20_Link"><text:span text:style-name="T13">http://localhost:5000/file?moodleid=1&amp;courseid=10&amp;sectionid=134&amp;moduleid=382&amp;filename=verben_klasse7.pdf</text:span></text:a></text:p>
                </text:list-item>
                <text:list-item>
                  <text:p text:style-name="P25"><text:soft-page-break/><text:a xlink:type="simple" xlink:href="http://localhost:5000/file?moodleid=1&amp;courseid=10&amp;sectionid=134&amp;moduleid=383&amp;filename=Big%20vocabulary%20summary" text:style-name="Internet_20_link" text:visited-style-name="Visited_20_Internet_20_Link"><text:span text:style-name="T13">http://</text:span></text:a><text:a xlink:type="simple" xlink:href="http://localhost:5000/file?moodleid=1&amp;courseid=10&amp;sectionid=134&amp;moduleid=383&amp;filename=Big%20vocabulary%20summary" text:style-name="Internet_20_link" text:visited-style-name="Visited_20_Internet_20_Link">localhost:5000/file?moodleid=1&amp;courseid=10&amp;sectionid=134&amp;moduleid=383&amp;filename=Big%20vocabulary%20summar</text:a><text:a xlink:type="simple" xlink:href="http://localhost:5000/file?moodleid=1&amp;courseid=10&amp;sectionid=134&amp;moduleid=383&amp;filename=Big%20vocabulary%20summary" text:style-name="Internet_20_link" text:visited-style-name="Visited_20_Internet_20_Link"><text:span text:style-name="T13">y</text:span></text:a></text:p>
                  <text:p text:style-name="P25"/>
                </text:list-item>
              </text:list>
            </text:list-item>
          </text:list>
        </text:list-item>
        <text:list-item>
          <text:p text:style-name="P26">Events <text:span text:style-name="T11">(New)</text:span></text:p>
          <text:list>
            <text:list-item>
              <text:p text:style-name="P26">get: /events</text:p>
            </text:list-item>
            <text:list-item>
              <text:p text:style-name="P18">params: moodleid</text:p>
            </text:list-item>
            <text:list-item>
              <text:p text:style-name="P18">example:</text:p>
              <text:list>
                <text:list-item>
                  <text:p text:style-name="P27"><text:a xlink:type="simple" xlink:href="http://localhost:5000/events?moodleid=1" text:style-name="Internet_20_link" text:visited-style-name="Visited_20_Internet_20_Link"><text:span text:style-name="T9">http://</text:span></text:a><text:a xlink:type="simple" xlink:href="http://localhost:5000/events?moodleid=1" text:style-name="Internet_20_link" text:visited-style-name="Visited_20_Internet_20_Link"><text:span text:style-name="T5">localhost:5000/</text:span></text:a><text:a xlink:type="simple" xlink:href="http://localhost:5000/events?moodleid=1" text:style-name="Internet_20_link" text:visited-style-name="Visited_20_Internet_20_Link"><text:span text:style-name="T7">events</text:span></text:a><text:a xlink:type="simple" xlink:href="http://localhost:5000/events?moodleid=1" text:style-name="Internet_20_link" text:visited-style-name="Visited_20_Internet_20_Link"><text:span text:style-name="T5">?</text:span></text:a><text:a xlink:type="simple" xlink:href="http://localhost:5000/events?moodleid=1" text:style-name="Internet_20_link" text:visited-style-name="Visited_20_Internet_20_Link"><text:span text:style-name="T8">moodleid=</text:span></text:a><text:a xlink:type="simple" xlink:href="http://localhost:5000/events?moodleid=1" text:style-name="Internet_20_link" text:visited-style-name="Visited_20_Internet_20_Link"><text:span text:style-name="T9">1</text:span></text:a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, 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23H40M57S</meta:editing-duration>
    <meta:editing-cycles>20</meta:editing-cycles>
    <meta:generator>LibreOffice/4.3.7.2$Windows_x86 LibreOffice_project/8a35821d8636a03b8bf4e15b48f59794652c68ba</meta:generator>
    <dc:date>2018-01-24T14:19:40.983000000</dc:date>
    <meta:document-statistic meta:table-count="0" meta:image-count="0" meta:object-count="0" meta:page-count="2" meta:paragraph-count="41" meta:word-count="130" meta:character-count="1354" meta:non-whitespace-character-count="1303"/>
    <meta:user-defined meta:name="Info 1"/>
    <meta:user-defined meta:name="Info 2"/>
    <meta:user-defined meta:name="Info 3"/>
    <meta:user-defined meta:name="Info 4"/>
  </office:meta>
</office:document-meta>
</file>